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TablePreview1.svm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textarea-horizontal-align="center" draw:textarea-vertical-align="middle" draw:auto-grow-height="false" fo:min-height="0.749cm" fo:min-width="0.499cm" fo:wrap-option="no-wrap" draw:shadow="hidden"/>
    </style:style>
    <style:style style:name="gr4" style:family="graphic" style:parent-style-name="standard">
      <style:graphic-properties draw:fill="none" draw:textarea-horizontal-align="center" draw:textarea-vertical-align="middle" draw:auto-grow-height="false" fo:min-height="0.749cm" fo:min-width="0.499cm" fo:wrap-option="no-wrap" draw:shadow="hidden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cm"/>
    </style:style>
    <style:style style:name="co1" style:family="table-column">
      <style:table-column-properties style:column-width="3.62cm" style:use-optimal-column-width="false"/>
    </style:style>
    <style:style style:name="co2" style:family="table-column">
      <style:table-column-properties style:column-width="1.505cm" style:use-optimal-column-width="false"/>
    </style:style>
    <style:style style:name="co3" style:family="table-column">
      <style:table-column-properties style:column-width="3.375cm" style:use-optimal-column-width="false"/>
    </style:style>
    <style:style style:name="co4" style:family="table-column">
      <style:table-column-properties style:column-width="3.314cm" style:use-optimal-column-width="false"/>
    </style:style>
    <style:style style:name="co5" style:family="table-column">
      <style:table-column-properties style:column-width="1.541cm" style:use-optimal-column-width="false"/>
    </style:style>
    <style:style style:name="co6" style:family="table-column">
      <style:table-column-properties style:column-width="2.973cm" style:use-optimal-column-width="false"/>
    </style:style>
    <style:style style:name="ro1" style:family="table-row">
      <style:table-row-properties style:row-height="0.818cm"/>
    </style:style>
    <style:style style:name="ro2" style:family="table-row">
      <style:table-row-properties style:row-height="0.82cm"/>
    </style:style>
    <style:style style:name="ro3" style:family="table-row">
      <style:table-row-properties style:row-height="0.825cm"/>
    </style:style>
    <style:style style:name="ro4" style:family="table-row">
      <style:table-row-properties style:row-height="0.83cm"/>
    </style:style>
    <style:style style:name="ce1" style:family="table-cell">
      <style:graphic-properties draw:fill-color="#c0c0c0" style:repeat="repeat" fo:padding-top="0.1cm" fo:padding-bottom="0.1cm" fo:padding-left="0.1cm" fo:padding-right="0.1cm"/>
      <style:paragraph-properties fo:border="none" style:text-autospace="none"/>
      <style:text-properties fo:font-size="14pt" style:font-size-asian="18pt" style:font-size-complex="18pt"/>
    </style:style>
    <style:style style:name="ce2" style:family="table-cell">
      <style:graphic-properties draw:fill-color="#c0c0c0" style:repeat="repeat" fo:padding-top="0.1cm" fo:padding-bottom="0.1cm" fo:padding-left="0.1cm" fo:padding-right="0.1cm"/>
      <style:paragraph-properties fo:border="none"/>
      <style:text-properties fo:font-size="15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</style:style>
    <style:style style:name="T1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id="id7" draw:layer="layout" svg:width="5.8cm" svg:height="1.75cm" svg:x="13.1cm" svg:y="22.55cm">
          <draw:text-box>
            <text:p>{G18, G19,G20}</text:p>
          </draw:text-box>
        </draw:frame>
        <draw:custom-shape draw:style-name="gr2" draw:text-style-name="P1" draw:id="id2" draw:layer="layout" svg:width="5cm" svg:height="5cm" svg:x="13.5cm" svg:y="9.5cm">
          <text:p text:style-name="P1">Semi-Join on</text:p>
          <text:p text:style-name="P1">ReisenderID</text:p>
          <draw:enhanced-geometry svg:viewBox="0 0 21600 21600" draw:type="rectangle" draw:enhanced-path="M 0 0 L 21600 0 21600 21600 0 21600 0 0 Z N"/>
        </draw:custom-shape>
        <draw:frame draw:style-name="standard" draw:layer="layout" svg:width="8.499cm" svg:height="4.909cm" svg:x="1.9cm" svg:y="15.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GepaeckID</text:span></text:p>
              </table:table-cell>
              <table:table-cell>
                <text:p text:style-name="P2"><text:span text:style-name="T1">Flug</text:span></text:p>
              </table:table-cell>
              <table:table-cell>
                <text:p text:style-name="P2"><text:span text:style-name="T1">Reisender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G01</text:span></text:p>
              </table:table-cell>
              <table:table-cell>
                <text:p text:style-name="P2"><text:span text:style-name="T1">F08</text:span></text:p>
              </table:table-cell>
              <table:table-cell>
                <text:p text:style-name="P2"><text:span text:style-name="T1">R04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G02</text:span></text:p>
              </table:table-cell>
              <table:table-cell>
                <text:p text:style-name="P2"><text:span text:style-name="T1">F08</text:span></text:p>
              </table:table-cell>
              <table:table-cell>
                <text:p text:style-name="P2"><text:span text:style-name="T1">R04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…</text:span><text:span text:style-name="T1">..</text:span></text:p>
              </table:table-cell>
              <table:table-cell>
                <text:p text:style-name="P2"><text:span text:style-name="T1">…</text:span><text:span text:style-name="T1">..</text:span></text:p>
              </table:table-cell>
              <table:table-cell>
                <text:p text:style-name="P2"><text:span text:style-name="T1">…</text:span><text:span text:style-name="T1">..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G24</text:span></text:p>
              </table:table-cell>
              <table:table-cell>
                <text:p text:style-name="P2"><text:span text:style-name="T1">F14</text:span></text:p>
              </table:table-cell>
              <table:table-cell>
                <text:p text:style-name="P2"><text:span text:style-name="T1">R08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1">G25</text:span></text:p>
              </table:table-cell>
              <table:table-cell>
                <text:p text:style-name="P2"><text:span text:style-name="T1">F15</text:span></text:p>
              </table:table-cell>
              <table:table-cell>
                <text:p text:style-name="P2"><text:span text:style-name="T1">R13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" draw:text-style-name="P1" draw:id="id4" draw:layer="layout" svg:width="5cm" svg:height="5cm" svg:x="21cm" svg:y="9.5cm">
          <text:p text:style-name="P1">Semi-Join on</text:p>
          <text:p text:style-name="P1">ReisenderID</text:p>
          <draw:enhanced-geometry svg:viewBox="0 0 21600 21600" draw:type="rectangle" draw:enhanced-path="M 0 0 L 21600 0 21600 21600 0 21600 0 0 Z N"/>
        </draw:custom-shape>
        <draw:frame draw:style-name="standard" draw:layer="layout" svg:width="7.827cm" svg:height="4.954cm" svg:x="26.172cm" svg:y="15.54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2">
              <table:table-cell>
                <text:p><text:span text:style-name="T1">BuchungsID</text:span></text:p>
              </table:table-cell>
              <table:table-cell>
                <text:p><text:span text:style-name="T1">Flug</text:span></text:p>
              </table:table-cell>
              <table:table-cell>
                <text:p><text:span text:style-name="T1">Reisender</text:span></text:p>
              </table:table-cell>
            </table:table-row>
            <table:table-row table:style-name="ro3" table:default-cell-style-name="ce2">
              <table:table-cell>
                <text:p><text:span text:style-name="T1">B01</text:span></text:p>
              </table:table-cell>
              <table:table-cell>
                <text:p><text:span text:style-name="T1">F13</text:span></text:p>
              </table:table-cell>
              <table:table-cell>
                <text:p><text:span text:style-name="T1">R02</text:span></text:p>
              </table:table-cell>
            </table:table-row>
            <table:table-row table:style-name="ro3" table:default-cell-style-name="ce2">
              <table:table-cell>
                <text:p><text:span text:style-name="T1">B02</text:span></text:p>
              </table:table-cell>
              <table:table-cell>
                <text:p><text:span text:style-name="T1">F09</text:span></text:p>
              </table:table-cell>
              <table:table-cell>
                <text:p><text:span text:style-name="T1">R06</text:span></text:p>
              </table:table-cell>
            </table:table-row>
            <table:table-row table:style-name="ro3" table:default-cell-style-name="ce2">
              <table:table-cell>
                <text:p><text:span text:style-name="T1">…</text:span></text:p>
              </table:table-cell>
              <table:table-cell>
                <text:p><text:span text:style-name="T1">…</text:span></text:p>
              </table:table-cell>
              <table:table-cell>
                <text:p><text:span text:style-name="T1">…</text:span></text:p>
              </table:table-cell>
            </table:table-row>
            <table:table-row table:style-name="ro3" table:default-cell-style-name="ce2">
              <table:table-cell>
                <text:p><text:span text:style-name="T1">B24</text:span></text:p>
              </table:table-cell>
              <table:table-cell>
                <text:p><text:span text:style-name="T1">F08</text:span></text:p>
              </table:table-cell>
              <table:table-cell>
                <text:p><text:span text:style-name="T1">R03</text:span></text:p>
              </table:table-cell>
            </table:table-row>
            <table:table-row table:style-name="ro4" table:default-cell-style-name="ce2">
              <table:table-cell>
                <text:p><text:span text:style-name="T1">B25</text:span></text:p>
              </table:table-cell>
              <table:table-cell>
                <text:p><text:span text:style-name="T1">F09</text:span></text:p>
              </table:table-cell>
              <table:table-cell>
                <text:p><text:span text:style-name="T1">R08</text:span></text:p>
              </table:table-cell>
            </table:table-row>
          </table:table>
          <draw:image xlink:href="Pictures/TablePreview2.svm" xlink:type="simple" xlink:show="embed" xlink:actuate="onLoad"/>
        </draw:frame>
        <draw:g draw:id="id3">
          <draw:path draw:style-name="gr3" draw:text-style-name="P1" draw:layer="layout" svg:width="8.299cm" svg:height="5.899cm" svg:x="25.8cm" svg:y="15.1cm" svg:viewBox="0 0 8300 5900" svg:d="m0 0c2766 0 5534 0 8300 0 0 1967 0 3933 0 5900-2766 0-5534 0-8300 0 0-1967 0-3933 0-5900zm393 546c2505 0 5008 0 7513 0 0 1603 0 3204 0 4807-2505 0-5008 0-7513 0 0-1603 0-3204 0-4807zm-393-546zm8300 5900z">
            <text:p/>
          </draw:path>
          <draw:path draw:style-name="gr4" draw:text-style-name="P1" draw:layer="layout" svg:width="8.299cm" svg:height="5.899cm" svg:x="25.8cm" svg:y="15.1cm" svg:viewBox="0 0 8300 5900" svg:d="m0 0c2766 0 5534 0 8300 0 0 1967 0 3933 0 5900-2766 0-5534 0-8300 0 0-1967 0-3933 0-5900zm393 546c2505 0 5008 0 7513 0 0 1603 0 3204 0 4807-2505 0-5008 0-7513 0 0-1603 0-3204 0-4807zm-393-546zm8300 5900z">
            <text:p/>
          </draw:path>
        </draw:g>
        <draw:custom-shape draw:style-name="gr5" draw:text-style-name="P1" draw:id="id9" draw:layer="layout" svg:width="5.5cm" svg:height="2.4cm" svg:x="16cm" svg:y="4.5cm">
          <text:p/>
          <draw:enhanced-geometry svg:viewBox="0 0 21600 21600" draw:mirror-horizontal="true" draw:mirror-vertical="true" draw:glue-points="?f6 10800 10800 21600 ?f5 10800 10800 0" draw:text-areas="?f3 ?f3 ?f4 ?f4" draw:type="trapezoid" draw:modifiers="6815.596880623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draw:id="id5" draw:layer="layout" svg:width="1.571cm" svg:height="0.6cm" svg:x="16cm" svg:y="6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id="id6" draw:layer="layout" svg:width="1.571cm" svg:height="0.6cm" svg:x="19.929cm" svg:y="6.9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4.02cm" svg:height="1.673cm" svg:x="17.1cm" svg:y="5.1cm">
          <draw:text-box>
            <text:p>Merge on<text:line-break/>ReisenderID</text:p>
          </draw:text-box>
        </draw:frame>
        <draw:g draw:id="id1">
          <draw:path draw:style-name="gr3" draw:text-style-name="P1" draw:layer="layout" svg:width="9.299cm" svg:height="5.999cm" svg:x="1.5cm" svg:y="14.5cm" svg:viewBox="0 0 9300 6000" svg:d="m0 0c3100 0 6200 0 9300 0 0 2000 0 4000 0 6000-3100 0-6200 0-9300 0 0-2000 0-4000 0-6000zm441 555c2806 0 5611 0 8417 0 0 1630 0 3259 0 4889-2806 0-5611 0-8417 0 0-1630 0-3259 0-4889zm-441-555zm9300 6000z">
            <text:p/>
          </draw:path>
          <draw:path draw:style-name="gr4" draw:text-style-name="P1" draw:layer="layout" svg:width="9.299cm" svg:height="5.999cm" svg:x="1.5cm" svg:y="14.5cm" svg:viewBox="0 0 9300 6000" svg:d="m0 0c3100 0 6200 0 9300 0 0 2000 0 4000 0 6000-3100 0-6200 0-9300 0 0-2000 0-4000 0-6000zm441 555c2806 0 5611 0 8417 0 0 1630 0 3259 0 4889-2806 0-5611 0-8417 0 0-1630 0-3259 0-4889zm-441-555zm9300 6000z">
            <text:p/>
          </draw:path>
        </draw:g>
        <draw:connector draw:style-name="gr7" draw:text-style-name="P1" draw:layer="layout" svg:x1="6.15cm" svg:y1="14.5cm" svg:x2="13.5cm" svg:y2="12cm" draw:start-shape="id1" draw:start-glue-point="0" draw:end-shape="id2" svg:d="m6150 14500v-2500h7350">
          <text:p text:style-name="P1">SKT on<text:line-break/>GepaeckID</text:p>
        </draw:connector>
        <draw:connector draw:style-name="gr7" draw:text-style-name="P1" draw:layer="layout" svg:x1="29.95cm" svg:y1="15.1cm" svg:x2="26cm" svg:y2="12cm" draw:start-shape="id3" draw:start-glue-point="0" draw:end-shape="id4" draw:end-glue-point="1" svg:d="m29950 15100v-3100h-3950">
          <text:p text:style-name="P1">SKT on<text:line-break/>BuchungsID</text:p>
        </draw:connector>
        <draw:connector draw:style-name="gr8" draw:text-style-name="P1" draw:layer="layout" svg:x1="16cm" svg:y1="9.5cm" svg:x2="16.785cm" svg:y2="7.5cm" draw:start-shape="id2" draw:start-glue-point="0" draw:end-shape="id5" draw:end-glue-point="2" svg:d="m16000 9500v-1000h785v-1000">
          <text:p/>
        </draw:connector>
        <draw:connector draw:style-name="gr8" draw:text-style-name="P1" draw:layer="layout" svg:x1="23.5cm" svg:y1="9.5cm" svg:x2="20.714cm" svg:y2="7.5cm" draw:start-shape="id4" draw:start-glue-point="0" draw:end-shape="id6" draw:end-glue-point="2" svg:d="m23500 9500v-1000h-2786v-1000">
          <text:p/>
        </draw:connector>
        <draw:frame draw:style-name="gr1" draw:id="id8" draw:layer="layout" svg:width="12.5cm" svg:height="1.75cm" svg:x="20cm" svg:y="22.6cm">
          <draw:text-box>
            <text:p>{B08, B11, B18, B19, B20, B21}</text:p>
          </draw:text-box>
        </draw:frame>
        <draw:connector draw:style-name="gr8" draw:text-style-name="P1" draw:layer="layout" svg:x1="16cm" svg:y1="22.55cm" svg:x2="16cm" svg:y2="14.5cm" draw:start-shape="id7" draw:start-glue-point="0" draw:end-shape="id2" svg:d="m16000 22550v-8050">
          <text:p/>
        </draw:connector>
        <draw:connector draw:style-name="gr8" draw:text-style-name="P1" draw:layer="layout" draw:line-skew="3.45cm" svg:x1="26.25cm" svg:y1="22.6cm" svg:x2="23.5cm" svg:y2="14.5cm" draw:start-shape="id8" draw:start-glue-point="0" draw:end-shape="id4" draw:end-glue-point="2" svg:d="m26250 22600v-600h-2750v-7500">
          <text:p/>
        </draw:connector>
        <draw:connector draw:style-name="gr8" draw:text-style-name="P1" draw:layer="layout" svg:x1="18.751cm" svg:y1="4.5cm" svg:x2="18.75cm" svg:y2="2.212cm" draw:start-shape="id9" draw:start-glue-point="5" draw:end-shape="id10" draw:end-glue-point="2" svg:d="m18751 4500v-1144h-1v-1144">
          <text:p/>
        </draw:connector>
        <draw:frame draw:style-name="gr9" draw:id="id10" draw:layer="layout" svg:width="5.5cm" svg:height="0.962cm" svg:x="16cm" svg:y="1.25cm">
          <draw:text-box>
            <text:p><text:tab/>{R04, R07}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3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llisto </meta:initial-creator>
    <meta:creation-date>2011-09-10T23:17:59</meta:creation-date>
    <dc:date>2011-09-12T11:09:13</dc:date>
    <meta:editing-duration>PT00H24M50S</meta:editing-duration>
    <meta:editing-cycles>8</meta:editing-cycles>
    <meta:generator>OpenOffice.org/3.2$Unix OpenOffice.org_project/320m19$Build-9505</meta:generator>
    <dc:creator>Callisto </dc:creator>
    <meta:document-statistic meta:object-count="24"/>
  </office:meta>
</office:document-meta>
</file>